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ent-style-name="UrbanBody" style:list-style-name="L1"/>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Times New Roman1" fo:font-size="12pt" style:font-size-asian="12pt" style:font-size-complex="12pt"/>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Cadre2" text:anchor-type="paragraph" svg:x="0cm" svg:y="0cm" svg:width="7.128cm" draw:z-index="0"><draw:text-box fo:min-height="5.226cm"><text:p text:style-name="P2"><office:annotation><dc:creator>Gauthier Bastien</dc:creator><dc:date>2011-01-13T14:56:41</dc:date><text:p text:style-name="P6"><text:span text:style-name="T7">do text</text:span></text:p><text:p text:style-name="P6"><text:span text:style-name="T7">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2" draw:name="Cadre1" text:anchor-type="paragraph" svg:x="7.909cm" svg:y="0.27cm" svg:width="8.849cm" svg:height="2.979cm" draw:z-index="1"><draw:text-box><text:p text:style-name="Frame_20_contents"><office:annotation><dc:creator>Gauthier Bastien</dc:creator><dc:date>2011-02-16T14:49:10</dc:date><text:p text:style-name="P6"><text:span text:style-name="T7">do text if not len(self.getLastInquiry()</text:span><text:span text:style-name="T8">.getClaimants</text:span><text:span text:style-name="T7">()) &gt; 1</text:span></text:p><text:p text:style-name="P6"><text:span text:style-name="T7">from xhtml(self.getLastInquiry().</text:span><text:span text:style-name="T8">getClaimants()[0]</text:span><text:span text:style-name="T7">.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6"><text:span text:style-name="T9">do text if </text:span><text:span text:style-name="T10">len(</text:span><text:span text:style-name="T11">self.getLastInquiry()</text:span><text:span text:style-name="T10">.getClaimants()) &gt; 1</text:span></text:p></office:annotation></text:span><text:span text:style-name="T4">&lt;%Titre%&gt; &lt;%Nom%&gt; &lt;%Prenom%&gt;<text:line-break/>&lt;%AdresseLigne1%&gt;<text:line-break/>&lt;%AdresseLigne2%&gt;</text:span></text:p><text:h text:style-name="Heading_20_2" text:outline-level="2">RECOMMANDE</text:h><text:p text:style-name="Standard"/><text:p text:style-name="Standard"/><text:p text:style-name="Standard"/><text:p text:style-name="P3"><office:annotation><dc:creator>Gauthier Bastien</dc:creator><dc:date>2011-02-17T09:18:17</dc:date><text:p text:style-name="P6"><text:span text:style-name="T9">do text if </text:span><text:span text:style-name="T10">len(</text:span><text:span text:style-name="T11">self.getLastInquiry()</text:span><text:span text:style-name="T10">.getClaimants()) &gt; 1</text:span></text:p></office:annotation><text:text-input text:description="Plusieurs demandeurs">self.getLastInquiry().getMultipleClaimantsCSV()</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ransmis de la décision concernant un permis d'urbanisme</text:p>
      <text:p text:style-name="UrbanBody"/>
      <text:p text:style-name="UrbanBody"><text:span text:style-name="T6"><office:annotation><dc:creator>Gauthier Bastien</dc:creator><dc:date>2011-01-13T14:56:41</dc:date><text:p text:style-name="P6"><text:span text:style-name="T7">do text</text:span></text:p><text:p text:style-name="P6"><text:span text:style-name="T7">from document(at=reference, format='odt')</text:span></text:p></office:annotation></text:span>Import depuis reference.odt</text:p>
      <text:p text:style-name="UrbanBody"/>
      <text:p text:style-name="UrbanBody"><office:annotation><dc:creator>Gauthier Bastien</dc:creator><dc:date>2011-02-16T16:12:24</dc:date><text:p text:style-name="P6"><text:span text:style-name="T13">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6"><text:span text:style-name="T12">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self.getPortionOutsText()</text:text-input></text:p>
      <text:p text:style-name="UrbanBody"/>
      <text:p text:style-name="UrbanBody"/>
      <text:p text:style-name="UrbanBody"><office:annotation><dc:creator>Gauthier Bastien</dc:creator><dc:date>2011-02-21T09:23:46</dc:date><text:p text:style-name="P6"><text:span text:style-name="T8">do text if not len(self.getLastInquiry().getClaimants()) &gt; 1</text:span></text:p></office:annotation><text:text-input text:description="Titre du demandeur">applicantobj.getPersonTitleValue()</text:text-input>,</text:p>
      <text:p text:style-name="UrbanBody"><text:span text:style-name="T3"><office:annotation><dc:creator>Gauthier Bastien</dc:creator><dc:date>2011-02-17T09:18:17</dc:date><text:p text:style-name="P6"><text:span text:style-name="T9">do text if </text:span><text:span text:style-name="T10">len(</text:span><text:span text:style-name="T11">self.getLastInquiry().getClaimants</text:span><text:span text:style-name="T10">()) &gt; 1</text:span></text:p></office:annotation></text:span><text:span text:style-name="T3">&lt;%Titre%&gt;</text:span>,</text:p>
      <text:p text:style-name="UrbanBody"/>
      <text:p text:style-name="UrbanBody">Suite à votre réclamation lors de l’enquête publique relative au dossier repris ci-dessus, j’ai l’honneur de vous faire parvenir, en annexe, la décision du Collège Communal, prise en séance du <text:text-input text:description="Date de la décision">tool.formatDate(urbanEventObj.getDecisionDate())</text:text-input> concernant le permis d’urbanisme de <text:text-input text:description="Demandeurs">self.getApplicantsSignaletic()</text:text-input>.</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list xml:id="list2101520701" text:style-name="L1">
        <text:list-item>
          <text:p text:style-name="P5">Les nom, qualité ou siège de la partie requérante ;</text:p>
        </text:list-item>
        <text:list-item>
          <text:p text:style-name="P5">L’objet de la demande ou du recours et un exposé des faits et des moyens ;</text:p>
        </text:list-item>
        <text:list-item>
          <text:p text:style-name="P5">Les nom, demeure ou siège de la partie adverse.</text:p>
        </text:list-item>
      </text:list>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office:annotation><dc:creator>Gauthier Bastien</dc:creator><dc:date>2011-02-21T09:23:46</dc:date><text:p text:style-name="P6"><text:span text:style-name="T8">do text if not len(self.getLastInquiry().getClaim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6"><text:span text:style-name="T8">do text if len(self.getLastInquiry().getClaimants()) &gt; 1</text:span></text:p></office:annotation>Demeurant à votre disposition, nous vous prions d'agréer, <text:span text:style-name="T3">&lt;%Titre%&gt;</text:span>, nos salutations distinguées.</text:p>
      <text:p text:style-name="UrbanBody"/>
      <text:p text:style-name="UrbanBody"/>
      <text:p text:style-name="UrbanBody"><office:annotation><dc:creator>Gauthier Bastien</dc:creator><dc:date>2011-01-13T14:56:41</dc:date><text:p text:style-name="P6"><text:span text:style-name="T7">do text</text:span></text:p><text:p text:style-name="P6"><text:span text:style-name="T7">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 style:font-name-asian="OpenSymbol" style:font-name-complex="OpenSymbol"/>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9-07-27T10:37:25</meta:creation-date>
    <dc:date>2012-01-20T11:54:48</dc:date>
    <dc:language>fr-FR</dc:language>
    <meta:editing-cycles>142</meta:editing-cycles>
    <meta:editing-duration>P2DT7H43M42S</meta:editing-duration>
    <dc:creator>sde </dc:creator>
    <meta:document-statistic meta:table-count="0" meta:image-count="0" meta:object-count="0" meta:page-count="1" meta:paragraph-count="27" meta:word-count="309" meta:character-count="2209" meta:non-whitespace-character-count="1942"/>
    <meta:user-defined meta:name="Info 1"/>
    <meta:user-defined meta:name="Info 2"/>
    <meta:user-defined meta:name="Info 3"/>
    <meta:user-defined meta:name="Info 4"/>
  </office:meta>
</office:document-meta>
</file>